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harter ITC Pro" svg:font-family="'Charter ITC Pro', 'Times New Roman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CM1">
      <style:paragraph-properties fo:line-height="150%" fo:text-align="justify" style:justify-single-word="false"/>
      <style:text-properties style:font-name="Times New Roman" style:font-name-complex="Times New Roman"/>
    </style:style>
    <style:style style:name="P2" style:family="paragraph" style:parent-style-name="CM1">
      <style:paragraph-properties fo:line-height="150%" fo:text-align="center" style:justify-single-word="false"/>
      <style:text-properties style:font-name="Times New Roman" fo:font-style="italic" fo:font-weight="bold" style:font-style-asian="italic" style:font-weight-asian="bold" style:font-name-complex="Times New Roman" style:font-style-complex="italic" style:font-weight-complex="bold"/>
    </style:style>
    <style:style style:name="P3" style:family="paragraph" style:parent-style-name="CM12">
      <style:paragraph-properties fo:margin-left="7.493cm" fo:margin-right="0cm" fo:line-height="150%" fo:text-align="justify" style:justify-single-word="false" fo:text-indent="0cm" style:auto-text-indent="false"/>
      <style:text-properties style:font-name="Times New Roman" style:font-name-complex="Times New Roman"/>
    </style:style>
    <style:style style:name="P4" style:family="paragraph" style:parent-style-name="CM18">
      <style:paragraph-properties fo:line-height="150%" fo:text-align="justify" style:justify-single-word="false"/>
    </style:style>
    <style:style style:name="P5" style:family="paragraph" style:parent-style-name="CM18">
      <style:paragraph-properties fo:line-height="150%" fo:text-align="justify" style:justify-single-word="false"/>
      <style:text-properties style:font-name="Times New Roman" style:font-name-complex="Times New Roman"/>
    </style:style>
    <style:style style:name="P6" style:family="paragraph" style:parent-style-name="CM18" style:master-page-name="Standard">
      <style:paragraph-properties fo:margin-left="10.409cm" fo:margin-right="0cm" fo:line-height="150%" fo:text-align="justify" style:justify-single-word="false" fo:text-indent="0.831cm" style:auto-text-indent="false" style:page-number="auto"/>
    </style:style>
    <style:style style:name="P7" style:family="paragraph" style:parent-style-name="CM18">
      <style:paragraph-properties fo:margin-left="10.573cm" fo:margin-right="0cm" fo:line-height="150%" fo:text-align="justify" style:justify-single-word="false" fo:text-indent="0cm" style:auto-text-indent="false"/>
    </style:style>
    <style:style style:name="P8" style:family="paragraph" style:parent-style-name="CM18">
      <style:paragraph-properties fo:margin-left="10.573cm" fo:margin-right="0cm" fo:line-height="150%" fo:text-align="justify" style:justify-single-word="false" fo:text-indent="0cm" style:auto-text-indent="false"/>
      <style:text-properties style:font-name="Times New Roman" style:font-name-complex="Times New Roman"/>
    </style:style>
    <style:style style:name="P9" style:family="paragraph" style:parent-style-name="CM19">
      <style:paragraph-properties fo:margin-left="7.493cm" fo:margin-right="2.693cm" fo:line-height="150%" fo:text-align="justify" style:justify-single-word="false" fo:text-indent="0cm" style:auto-text-indent="false"/>
    </style:style>
    <style:style style:name="P10" style:family="paragraph" style:parent-style-name="CM20">
      <style:paragraph-properties fo:line-height="150%" fo:text-align="justify" style:justify-single-word="false"/>
    </style:style>
    <style:style style:name="P11" style:family="paragraph" style:parent-style-name="Default" style:list-style-name="WW8Num1">
      <style:paragraph-properties fo:line-height="150%" fo:text-align="justify" style:justify-single-word="false"/>
    </style:style>
    <style:style style:name="P12" style:family="paragraph" style:parent-style-name="Default">
      <style:text-properties style:font-name="Times New Roman" style:font-name-complex="Times New Roman"/>
    </style:style>
    <style:style style:name="P13" style:family="paragraph" style:parent-style-name="Default">
      <style:paragraph-properties fo:line-height="150%" fo:text-align="justify" style:justify-single-word="false"/>
      <style:text-properties style:font-name="Times New Roman" style:font-name-complex="Times New Roman"/>
    </style:style>
    <style:style style:name="P14" style:family="paragraph" style:parent-style-name="Default">
      <style:paragraph-properties fo:line-height="150%" fo:text-align="justify" style:justify-single-word="false"/>
      <style:text-properties fo:color="#000000" style:font-name="Times New Roman" style:font-name-complex="Times New Roman"/>
    </style:style>
    <style:style style:name="P15" style:family="paragraph" style:parent-style-name="Default" style:list-style-name="WW8Num1">
      <style:paragraph-properties fo:margin-left="0.635cm" fo:margin-right="0cm" fo:line-height="150%" fo:text-align="justify" style:justify-single-word="false" fo:text-indent="-0.635cm" style:auto-text-indent="false"/>
    </style:style>
    <style:style style:name="P16" style:family="paragraph" style:parent-style-name="Default">
      <style:paragraph-properties fo:margin-left="0cm" fo:margin-right="6.486cm" fo:line-height="150%" fo:text-align="justify" style:justify-single-word="false" fo:text-indent="0cm" style:auto-text-indent="false"/>
    </style:style>
    <style:style style:name="P17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color="#000000" style:font-name="Times New Roman" fo:font-size="12pt" style:font-size-asian="12pt" style:font-name-complex="Times New Roman" style:font-size-complex="12pt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font-name="Times New Roman" fo:font-style="italic" style:font-style-asian="italic" style:font-name-complex="Times New Roman" style:font-style-complex="italic"/>
    </style:style>
    <style:style style:name="T3" style:family="text">
      <style:text-properties fo:color="#000000"/>
    </style:style>
    <style:style style:name="T4" style:family="text">
      <style:text-properties fo:color="#000000" style:font-name="Times New Roman" style:font-name-complex="Times New Roman"/>
    </style:style>
    <style:style style:name="T5" style:family="text">
      <style:text-properties fo:color="#ff0000" style:font-name="Times New Roman" style:font-name-complex="Times New Roman"/>
    </style:style>
    <style:style style:name="T6" style:family="text">
      <style:text-properties fo:color="#ff0000" style:font-name="Times New Roman" fo:font-weight="bold" style:font-weight-asian="bold" style:font-name-complex="Times New Roman" style:font-weight-complex="bold"/>
    </style:style>
    <text:list-style style:name="L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Miejscowość, dnia. </text:span></text:p>
      <text:p text:style-name="P3"><text:s/></text:p>
      <text:p text:style-name="P9"><text:span text:style-name="T1">Sąd Okręgowy </text:span></text:p>
      <text:p text:style-name="P9"><text:span text:style-name="T1">… Wydział Cywilny Rodzinny</text:span></text:p>
      <text:p text:style-name="P9"><text:span text:style-name="T1">w ……………………</text:span></text:p>
      <text:p text:style-name="P10"><text:span text:style-name="T1">Powód(ka): </text:span><text:span text:style-name="T2">Imię Nazwisko, Adres, Pesel</text:span><text:span text:style-name="T1"> </text:span></text:p>
      <text:p text:style-name="P10"><text:span text:style-name="T1">Pozwany/a: </text:span><text:span text:style-name="T2">Imię Nazwisko, Adres</text:span><text:span text:style-name="T1"> </text:span></text:p>
      <text:p text:style-name="P1"/>
      <text:p text:style-name="P1">Pozew o rozwód </text:p>
      <text:p text:style-name="P4"><text:span text:style-name="T1">W imieniu własnym wnoszę o: </text:span></text:p>
      <text:list xml:id="list1782666199" text:style-name="WW8Num1">
        <text:list-item>
          <text:p text:style-name="P15"><text:span text:style-name="T4">rozwiązanie małżeństwa powódki ……………… z pozwanym…………………zawartym w dniu………….. w……………… i zarejestrowanego w USC w…………………… pod numerem ……………….. bez orzekania o winie/ z winy pozwanej/pozwanego;</text:span></text:p>
        </text:list-item>
        <text:list-item>
          <text:p text:style-name="P15"><text:span text:style-name="T4">zasądzenie od pozwanego na rzecz powódki, kosztów postępowania;</text:span></text:p>
        </text:list-item>
        <text:list-item>
          <text:p text:style-name="P11"><text:span text:style-name="T5">odstąpienie od uregulowania sposobu korzystania ze wspólnego mieszkania stron </text:span><text:span text:style-name="T6">(jeżeli jest);</text:span></text:p>
        </text:list-item>
        <text:list-item>
          <text:p text:style-name="P11"><text:span text:style-name="T5">przeprowadzenie dowodu z dokumentów załączonych do niniejszego pozwu na fakty : trwałego i zupełnego rozkładu pożycia małżeńskiego, możliwości zarobkowych stron i ich sytuacji majątkowej, okoliczności opisanych w uzasadnieniu pozwu </text:span><text:span text:style-name="T6">(jeżeli pojawią się jakieś inne dokumenty),</text:span></text:p>
        </text:list-item>
        <text:list-item>
          <text:p text:style-name="P11"><text:span text:style-name="T5">przeprowadzenie dowodu z przesłuchania stron na fakty: trwałego i zupełnego rozkładu pożycia małżeńskiego, możliwości zarobkowych stron i ich sytuacji majątkowej, okoliczności opisanych w uzasadnieniu pozwu (</text:span><text:span text:style-name="T6">zabezpieczenie w przypadku, gdy druga strona w odpowiedzi wniesie np. o rozwód z winą)</text:span><text:span text:style-name="T5">;</text:span></text:p>
        </text:list-item>
        <text:list-item>
          <text:p text:style-name="P11"><text:span text:style-name="T1">przeprowadzenie rozprawy także pod nieobecność powódki</text:span></text:p>
        </text:list-item>
        <text:list-item>
          <text:p text:style-name="P11"><text:span text:style-name="T5">zarządzenie – na podstawie art. 46 pkt 21 ustawy z dnia 14 maja 2020r. o zmianie niektórych ustaw w zakresie działań osłonowych w związku z rozprzestrzenianiem się wirusa SARSCOV-2 (Dz. U. z 2020r., poz. 875) rozpoznanie sprawy na posiedzeniu niejawnym, w sytuacji gdy znajdą się ku temu podstawy.</text:span></text:p>
        </text:list-item>
      </text:list>
      <text:p text:style-name="P14"/>
      <text:p text:style-name="P2">Uzasadnienie</text:p>
      <text:p text:style-name="P10"><text:span text:style-name="T1">W uzasadnieniu należy opisać wszystkie okoliczności, które doprowadziły do rozwodu oraz postarać się uprawdopodobnić sytuację, że strony nie łączą już żadne więzi uczuciowe czy gospodarcze. Najlepiej po każdym akapicie w nawiasie pisać od razu dowody na te </text:span><text:soft-page-break/><text:span text:style-name="T1">twierdzenia np. zaciągnięte kredyty, które też potem powinny pojawić się załącznikach. Przykład:</text:span></text:p>
      <text:p text:style-name="Default"><text:span text:style-name="T1">W roku 2018r. wspólnie z mężem zaciągnęliśmy zobowiązanie w Banku X na kwotę Y zł (dowód: umowa kredytowa z dnia…)</text:span></text:p>
      <text:p text:style-name="P12"/>
      <text:p text:style-name="Default"><text:span text:style-name="T1">Punkt 7 powyżej jest opcjonalny – w obecnej sytuacji, gdy strona przeciwna zgodzi się z stwierdzeniami pozwu albo się do nich nie ustosunkuje sąd będzie mógł rozpatrzyć sprawę na posiedzeniu niejawnym</text:span></text:p>
      <text:p text:style-name="P10"><text:span text:style-name="T1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p>
      <text:p text:style-name="Default">W związku z powyższym wnoszę jak na wstępie.</text:p>
      <text:p text:style-name="P13"/>
      <text:p text:style-name="P8">(podpis własnoręczny)</text:p>
      <text:p text:style-name="P7"><text:span text:style-name="T1">Imię i nazwisko </text:span></text:p>
      <text:p text:style-name="P5">Załączniki: </text:p>
      <text:p text:style-name="P16"><text:span text:style-name="T4">– akt małżeństwa,</text:span></text:p>
      <text:p text:style-name="P16"><text:span text:style-name="T4">- dokumenty potwierdzające okoliczności zawarte w uzasadnieniu pozwu (wymienić)</text:span></text:p>
      <text:p text:style-name="P16"><text:span text:style-name="T4">- potwierdzenie przelewu opłaty sądowej od pozwu w kwocie 600 zł,</text:span></text:p>
      <text:p text:style-name="P16"><text:span text:style-name="T4"><text:s/>– odpis pozwu wraz z załącznikami </text:span></text:p>
      <text:p text:style-name="P1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harter ITC Pro" svg:font-family="'Charter ITC Pro', 'Times New Roman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Clear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l" fo:country="PL" style:font-name-asian="Clear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l" fo:country="PL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Clear Sans" style:font-family-asian="'Clear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Default" style:family="paragraph">
      <style:paragraph-properties fo:orphans="0" fo:widows="0" style:text-autospace="none"/>
      <style:text-properties fo:color="#000000" style:font-name="Charter ITC Pro" fo:font-family="'Charter ITC Pro', 'Times New Roman'" style:font-family-generic="roman" fo:font-size="12pt" fo:language="pl" fo:country="PL" style:font-name-asian="Times New Roman" style:font-family-asian="'Times New Roman'" style:font-family-generic-asian="roman" style:font-pitch-asian="variable" style:font-size-asian="12pt" style:font-name-complex="Charter ITC Pro" style:font-family-complex="'Charter ITC Pro', 'Times New Roman'" style:font-family-generic-complex="roman" style:font-size-complex="12pt" style:language-complex="ar" style:country-complex="SA"/>
    </style:style>
    <style:style style:name="CM1" style:family="paragraph" style:parent-style-name="Default" style:next-style-name="Default">
      <style:text-properties fo:color="#000000" style:font-name-complex="Times New Roman" style:font-family-complex="'Times New Roman'" style:font-family-generic-complex="roman" style:font-pitch-complex="variable"/>
    </style:style>
    <style:style style:name="CM18" style:family="paragraph" style:parent-style-name="Default" style:next-style-name="Default">
      <style:text-properties fo:color="#000000" style:font-name-complex="Times New Roman" style:font-family-complex="'Times New Roman'" style:font-family-generic-complex="roman" style:font-pitch-complex="variable"/>
    </style:style>
    <style:style style:name="CM19" style:family="paragraph" style:parent-style-name="Default" style:next-style-name="Default">
      <style:text-properties fo:color="#000000" style:font-name-complex="Times New Roman" style:font-family-complex="'Times New Roman'" style:font-family-generic-complex="roman" style:font-pitch-complex="variable"/>
    </style:style>
    <style:style style:name="CM20" style:family="paragraph" style:parent-style-name="Default" style:next-style-name="Default">
      <style:text-properties fo:color="#000000" style:font-name-complex="Times New Roman" style:font-family-complex="'Times New Roman'" style:font-family-generic-complex="roman" style:font-pitch-complex="variable"/>
    </style:style>
    <style:style style:name="CM5" style:family="paragraph" style:parent-style-name="Default" style:next-style-name="Default">
      <style:paragraph-properties style:line-height-at-least="0.393cm"/>
      <style:text-properties fo:color="#000000" style:font-name-complex="Times New Roman" style:font-family-complex="'Times New Roman'" style:font-family-generic-complex="roman" style:font-pitch-complex="variable"/>
    </style:style>
    <style:style style:name="CM7" style:family="paragraph" style:parent-style-name="Default" style:next-style-name="Default">
      <style:paragraph-properties style:line-height-at-least="0.353cm"/>
      <style:text-properties fo:color="#000000" style:font-name-complex="Times New Roman" style:font-family-complex="'Times New Roman'" style:font-family-generic-complex="roman" style:font-pitch-complex="variable"/>
    </style:style>
    <style:style style:name="CM11" style:family="paragraph" style:parent-style-name="Default" style:next-style-name="Default">
      <style:paragraph-properties style:line-height-at-least="0.402cm"/>
      <style:text-properties fo:color="#000000" style:font-name-complex="Times New Roman" style:font-family-complex="'Times New Roman'" style:font-family-generic-complex="roman" style:font-pitch-complex="variable"/>
    </style:style>
    <style:style style:name="CM12" style:family="paragraph" style:parent-style-name="Default" style:next-style-name="Default">
      <style:text-properties fo:color="#000000" style:font-name-complex="Times New Roman" style:font-family-complex="'Times New Roman'" style:font-family-generic-complex="roman" style:font-pitch-complex="variable"/>
    </style:style>
    <style:style style:name="CM13" style:family="paragraph" style:parent-style-name="Default" style:next-style-name="Default">
      <style:text-properties fo:color="#000000" style:font-name-complex="Times New Roman" style:font-family-complex="'Times New Roman'" style:font-family-generic-complex="roman" style:font-pitch-complex="variable"/>
    </style:style>
    <style:style style:name="WW8Num1z0" style:family="text">
      <style:text-properties fo:color="#000000"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omyślna_20_czcionka_20_akapitu" style:display-name="Domyślna czcionka akapitu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/>
    <dc:subject/>
    <meta:keyword/>
    <dc:description/>
    <meta:initial-creator>sadowskiw</meta:initial-creator>
    <meta:creation-date>2020-07-22T23:47:00</meta:creation-date>
    <dc:creator>Jan Zapolski-Downar</dc:creator>
    <dc:date>2020-08-30T14:11:00</dc:date>
    <meta:editing-cycles>3</meta:editing-cycles>
    <meta:editing-duration>PT6M</meta:editing-duration>
    <meta:document-statistic meta:table-count="0" meta:image-count="0" meta:object-count="0" meta:page-count="2" meta:paragraph-count="29" meta:word-count="346" meta:character-count="2838" meta:non-whitespace-character-count="2512"/>
    <meta:generator>LibreOffice/6.4.5.2$Linux_X86_64 LibreOffice_project/40$Build-2</meta:generator>
  </office:meta>
</office:document-meta>
</file>